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9000000AEF2EE67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P3" style:family="paragraph" style:parent-style-name="Text_20_body">
      <style:paragraph-properties fo:margin-top="0cm" fo:margin-bottom="0cm" fo:text-align="justify" style:justify-single-word="false"/>
      <style:text-properties style:font-name="Calibri" style:font-name-complex="Calibri"/>
    </style:style>
    <style:style style:name="P4" style:family="paragraph" style:parent-style-name="Text_20_body">
      <style:paragraph-properties fo:margin-top="0cm" fo:margin-bottom="0cm" fo:text-align="justify" style:justify-single-word="false"/>
      <style:text-properties style:font-name="Calibri"/>
    </style:style>
    <style:style style:name="P5" style:family="paragraph" style:parent-style-name="Text_20_body">
      <style:paragraph-properties fo:margin-top="0cm" fo:margin-bottom="0cm" fo:text-align="justify" style:justify-single-word="false"/>
      <style:text-properties fo:color="#202124" style:font-name="Calibri" style:font-name-complex="Calibri"/>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text-properties style:font-name="Calibri" style:font-name-complex="Calibri"/>
    </style:style>
    <style:style style:name="P8" style:family="paragraph" style:parent-style-name="Standard">
      <style:paragraph-properties fo:text-align="justify" style:justify-single-word="false"/>
      <style:text-properties style:font-name="Calibri" style:font-name-complex="Calibri"/>
    </style:style>
    <style:style style:name="P9" style:family="paragraph" style:parent-style-name="Standard">
      <style:paragraph-properties fo:text-align="center" style:justify-single-word="false"/>
      <style:text-properties style:font-name="Calibri" fo:font-size="18pt" style:font-size-asian="18pt" style:font-name-complex="Calibri" style:font-size-complex="18pt"/>
    </style:style>
    <style:style style:name="P10" style:family="paragraph" style:parent-style-name="Standard">
      <style:paragraph-properties fo:text-align="end" style:justify-single-word="false"/>
      <style:text-properties style:font-name="Calibri" fo:font-size="16pt" fo:font-weight="bold" style:font-size-asian="16pt" style:font-weight-asian="bold" style:font-name-complex="Calibri" style:font-size-complex="16pt" style:font-weight-complex="bold"/>
    </style:style>
    <style:style style:name="P11" style:family="paragraph" style:parent-style-name="Standard">
      <style:paragraph-properties fo:text-align="end" style:justify-single-word="false"/>
      <style:text-properties style:font-name="Calibri" fo:font-size="16pt" style:font-size-asian="16pt" style:font-name-complex="Calibri" style:font-size-complex="16pt"/>
    </style:style>
    <style:style style:name="P12"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color="#ff3333" style:font-name="Calibri" fo:font-size="22pt" fo:font-weight="bold" style:font-size-asian="22pt" style:font-weight-asian="bold" style:font-name-complex="Calibri" style:font-size-complex="22pt" style:font-weight-complex="bold"/>
    </style:style>
    <style:style style:name="P15" style:family="paragraph" style:parent-style-name="Standard">
      <style:text-properties fo:font-size="22pt" fo:font-weight="bold" style:font-size-asian="22pt" style:font-weight-asian="bold" style:font-size-complex="22pt" style:font-weight-complex="bold"/>
    </style:style>
    <style:style style:name="P16" style:family="paragraph" style:parent-style-name="Text_20_body">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17"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18"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fo:font-size="13pt" fo:font-weight="bold" style:font-size-asian="13pt" style:font-weight-asian="bold" style:font-name-complex="Calibri" style:font-size-complex="13pt" style:font-weight-complex="bold"/>
    </style:style>
    <style:style style:name="P19"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161513" style:font-name="Calibri" fo:font-size="12pt" fo:letter-spacing="normal" fo:font-style="normal" fo:font-weight="normal" style:font-size-asian="12pt" style:font-size-complex="12pt"/>
    </style:style>
    <style:style style:name="P20"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202124" style:font-name="Calibri" fo:font-size="12pt" fo:letter-spacing="normal" fo:font-style="normal" fo:font-weight="normal" style:font-size-asian="12pt" style:font-name-complex="Calibri" style:font-size-complex="12pt"/>
    </style:style>
    <style:style style:name="P21"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22" style:family="paragraph" style:parent-style-name="Text_20_body">
      <style:paragraph-properties fo:margin-left="0cm" fo:margin-right="0cm" fo:margin-top="0cm" fo:margin-bottom="0cm" fo:text-align="justify" style:justify-single-word="false" fo:text-indent="0cm" style:auto-text-indent="false">
        <style:tab-stops/>
      </style:paragraph-properties>
    </style:style>
    <style:style style:name="P23" style:family="paragraph" style:parent-style-name="Standard">
      <style:paragraph-properties fo:margin-top="0.423cm" fo:margin-bottom="0cm" fo:text-align="justify" style:justify-single-word="false"/>
    </style:style>
    <style:style style:name="P24" style:family="paragraph" style:parent-style-name="Titolo_20_2">
      <style:paragraph-properties fo:text-align="center" style:justify-single-word="false"/>
      <style:text-properties style:font-name="Cambria" style:font-name-complex="Calibri"/>
    </style:style>
    <style:style style:name="P25" style:family="paragraph" style:parent-style-name="Titolo_20_2" style:master-page-name="MPF0">
      <style:paragraph-properties fo:text-align="center" style:justify-single-word="false" style:page-number="auto" fo:break-before="page"/>
      <style:text-properties style:font-name="Cambria" style:font-name-complex="Calibri"/>
    </style:style>
    <style:style style:name="P26" style:family="paragraph" style:parent-style-name="Titolo_20_1">
      <style:paragraph-properties fo:margin-top="0.275cm" fo:margin-bottom="0.275cm" fo:break-before="page"/>
      <style:text-properties style:font-name="Cambria" style:font-name-complex="Calibri"/>
    </style:style>
    <style:style style:name="P27" style:family="paragraph" style:parent-style-name="Titolo_20_1">
      <style:paragraph-properties fo:margin-top="0cm" fo:margin-bottom="0cm" fo:text-align="justify" style:justify-single-word="false" fo:break-before="page"/>
      <style:text-properties style:font-name="Cambria" style:font-name-complex="Calibri"/>
    </style:style>
    <style:style style:name="P28" style:family="paragraph" style:parent-style-name="Titolo_20_1">
      <style:paragraph-properties fo:margin-top="0cm" fo:margin-bottom="0cm" fo:text-align="justify" style:justify-single-word="false" fo:break-before="page"/>
    </style:style>
    <style:style style:name="P29" style:family="paragraph" style:parent-style-name="Titolo_20_3">
      <style:text-properties style:font-name="Calibri" style:font-name-complex="Calibri"/>
    </style:style>
    <style:style style:name="P30" style:family="paragraph" style:parent-style-name="Titolo_20_3">
      <style:paragraph-properties fo:margin-top="0.423cm" fo:margin-bottom="0cm" fo:text-align="justify" style:justify-single-word="false"/>
      <style:text-properties style:font-name="Cambria" style:font-name-complex="Calibri"/>
    </style:style>
    <style:style style:name="P31" style:family="paragraph" style:parent-style-name="Titolo_20_3">
      <style:paragraph-properties fo:margin-top="0.423cm" fo:margin-bottom="0cm" fo:text-align="justify" style:justify-single-word="false"/>
    </style:style>
    <style:style style:name="P32" style:family="paragraph" style:parent-style-name="Titolo_20_3">
      <style:paragraph-properties fo:margin-top="0.423cm" fo:margin-bottom="0cm" fo:text-align="justify" style:justify-single-word="false" fo:break-before="page"/>
      <style:text-properties style:font-name="Cambria" style:font-name-complex="Calibri"/>
    </style:style>
    <style:style style:name="P33" style:family="paragraph" style:parent-style-name="Standard" style:list-style-name="L4">
      <style:paragraph-properties fo:text-align="justify" style:justify-single-word="false"/>
      <style:text-properties style:font-name="Calibri" style:font-name-complex="Calibri"/>
    </style:style>
    <style:style style:name="P34" style:family="paragraph" style:parent-style-name="Standard" style:list-style-name="L5">
      <style:paragraph-properties fo:text-align="justify" style:justify-single-word="false"/>
      <style:text-properties style:font-name="Calibri" style:font-name-complex="Calibri"/>
    </style:style>
    <style:style style:name="P35" style:family="paragraph" style:parent-style-name="Standard" style:list-style-name="L7">
      <style:paragraph-properties fo:text-align="justify" style:justify-single-word="false">
        <style:tab-stops/>
      </style:paragraph-properties>
      <style:text-properties style:font-name="Calibri" style:font-name-complex="Calibri"/>
    </style:style>
    <style:style style:name="P36" style:family="paragraph" style:parent-style-name="Standard" style:list-style-name="L8">
      <style:paragraph-properties fo:text-align="justify" style:justify-single-word="false"/>
      <style:text-properties style:font-name="Calibri" style:font-name-complex="Calibri"/>
    </style:style>
    <style:style style:name="P37" style:family="paragraph" style:parent-style-name="Standard" style:list-style-name="L3">
      <style:paragraph-properties fo:margin-left="0.801cm" fo:margin-right="0cm" fo:text-align="justify" style:justify-single-word="false" fo:text-indent="-0.63cm" style:auto-text-indent="false">
        <style:tab-stops/>
      </style:paragraph-properties>
      <style:text-properties style:font-name="Calibri" style:font-name-complex="Calibri"/>
    </style:style>
    <style:style style:name="P38" style:family="paragraph" style:parent-style-name="Standard" style:list-style-name="L6">
      <style:paragraph-properties fo:margin-left="1.3cm" fo:margin-right="0cm" fo:text-align="justify" style:justify-single-word="false" fo:text-indent="-0.63cm" style:auto-text-indent="false">
        <style:tab-stops/>
      </style:paragraph-properties>
      <style:text-properties style:font-name="Calibri" style:font-name-complex="Calibri"/>
    </style:style>
    <style:style style:name="P39" style:family="paragraph" style:parent-style-name="Standard" style:list-style-name="L9">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40"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41"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42" style:family="paragraph" style:parent-style-name="Text_20_body">
      <style:paragraph-properties fo:margin-top="0.093cm" fo:margin-bottom="0.991cm"/>
      <style:text-properties style:font-name="Calibri" style:font-name-complex="Calibri"/>
    </style:style>
    <style:style style:name="P43" style:family="paragraph" style:parent-style-name="Text_20_body" style:list-style-name="L1"/>
    <style:style style:name="P44" style:family="paragraph" style:parent-style-name="Text_20_body" style:list-style-name="L1">
      <style:text-properties style:font-name="Cambria" fo:font-weight="bold" style:font-weight-asian="bold" style:font-name-complex="Calibri" style:font-weight-complex="bold"/>
    </style:style>
    <style:style style:name="P45" style:family="paragraph" style:parent-style-name="Text_20_body" style:list-style-name="L1">
      <style:text-properties style:font-name="Calibri" style:font-name-complex="Calibri"/>
    </style:style>
    <style:style style:name="P46" style:family="paragraph" style:parent-style-name="Text_20_body" style:list-style-name="L2">
      <style:paragraph-properties fo:margin-top="0cm" fo:margin-bottom="0cm" fo:text-align="justify" style:justify-single-word="false"/>
      <style:text-properties style:font-name="Calibri" style:font-name-complex="Calibri"/>
    </style:style>
    <style:style style:name="T1" style:family="text">
      <style:text-properties fo:color="#333333"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Cambria"/>
    </style:style>
    <style:style style:name="T4" style:family="text">
      <style:text-properties style:font-name="Cambria" fo:font-weight="bold" style:font-weight-asian="bold" style:font-name-complex="Calibri" style:font-weight-complex="bold"/>
    </style:style>
    <style:style style:name="T5" style:family="text">
      <style:text-properties style:font-name="Cambria" style:font-name-complex="Calibri"/>
    </style:style>
    <style:style style:name="T6" style:family="text">
      <style:text-properties style:font-name="Cambria" fo:font-size="13pt" fo:font-weight="bold" style:font-size-asian="13pt" style:font-weight-asian="bold" style:font-size-complex="13pt" style:font-weight-complex="bold"/>
    </style:style>
    <style:style style:name="T7" style:family="text">
      <style:text-properties fo:color="#202124" style:font-name="Cambria" style:font-name-complex="Calibri"/>
    </style:style>
    <style:style style:name="T8" style:family="text">
      <style:text-properties style:font-name="Calibri"/>
    </style:style>
    <style:style style:name="T9" style:family="text">
      <style:text-properties style:font-name="Calibri" fo:font-weight="bold" style:font-weight-asian="bold" style:font-name-complex="Calibri" style:font-weight-complex="bold"/>
    </style:style>
    <style:style style:name="T10"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11" style:family="text">
      <style:text-properties style:font-name="Calibri" style:font-name-complex="Calibri"/>
    </style:style>
    <style:style style:name="T12" style:family="text">
      <style:text-properties style:font-name="Calibri" fo:font-weight="normal" style:font-weight-asian="normal" style:font-name-complex="Calibri" style:font-weight-complex="normal"/>
    </style:style>
    <style:style style:name="T13" style:family="text">
      <style:text-properties fo:font-variant="normal" fo:text-transform="none" fo:color="#0d0d0d" style:font-name="Calibri" fo:font-size="12pt" fo:letter-spacing="normal" fo:font-style="normal" fo:font-weight="normal"/>
    </style:style>
    <style:style style:name="T14" style:family="text">
      <style:text-properties fo:font-variant="normal" fo:text-transform="none" fo:color="#0d0d0d" fo:font-size="12pt" fo:letter-spacing="normal" fo:font-style="normal" fo:font-weight="normal"/>
    </style:style>
    <style:style style:name="T15" style:family="text">
      <style:text-properties fo:font-variant="normal" fo:text-transform="none" fo:color="#202124" style:font-name="Calibri" fo:font-size="12pt" fo:letter-spacing="normal" fo:font-style="normal" fo:font-weight="normal" style:font-size-asian="12pt" style:font-size-complex="12pt"/>
    </style:style>
    <style:style style:name="T16" style:family="text">
      <style:text-properties style:font-name-complex="Calibri"/>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635cm" fo:margin-left="3.7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fo:text-align="end">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Università di Pavia</text:h>
      <text:h text:style-name="P24" text:outline-level="2">Anno accademico 2023/2024</text:h>
      <text:h text:style-name="P24" text:outline-level="2">Corso di programmazione a oggetti e ingegneria del software</text:h>
      <text:p text:style-name="Standard"/>
      <text:p text:style-name="Standard"/>
      <text:p text:style-name="Standard"/>
      <text:p text:style-name="Standard"/>
      <text:p text:style-name="P7"/>
      <text:p text:style-name="P9"/>
      <text:p text:style-name="Standard"><text:tab/><text:tab/><text:tab/> <text:s/><text:span text:style-name="T19">Documento di progettazione</text:span></text:p>
      <text:p text:style-name="P15"/>
      <text:p text:style-name="P14">Progetto Portafoglio</text:p>
      <text:p text:style-name="P9"/>
      <text:p text:style-name="P9"/>
      <text:p text:style-name="P9"/>
      <text:p text:style-name="P9"/>
      <text:p text:style-name="P9"/>
      <text:p text:style-name="P10">Gruppo AC23</text:p>
      <text:p text:style-name="P10">Autori</text:p>
      <text:p text:style-name="P11">Alessandro Prevosti</text:p>
      <text:p text:style-name="P11">Michele di Frisco Ramirez</text:p>
      <text:h text:style-name="P42" text:outline-level="1"/>
      <text:h text:style-name="P26" text:outline-level="1">Indice</text:h>
      <text:list xml:id="list5236037421639656499" text:style-name="L1">
        <text:list-item>
          <text:p text:style-name="P44">Introduzione</text:p>
          <text:list>
            <text:list-item>
              <text:p text:style-name="P45">Scopo del documento</text:p>
            </text:list-item>
            <text:list-item>
              <text:p text:style-name="P45">Scopo del prodotto</text:p>
            </text:list-item>
            <text:list-item>
              <text:p text:style-name="P45">Definizioni, acronimi e abbreviazioni</text:p>
              <text:list>
                <text:list-item>
                  <text:p text:style-name="P45">Definizioni del sistema</text:p>
                </text:list-item>
                <text:list-item>
                  <text:p text:style-name="P45">Definizioni del sistema</text:p>
                </text:list-item>
                <text:list-item>
                  <text:p text:style-name="P45">Acronimi</text:p>
                </text:list-item>
              </text:list>
            </text:list-item>
            <text:list-item>
              <text:p text:style-name="P45">Riferimenti</text:p>
            </text:list-item>
            <text:list-item>
              <text:p text:style-name="P45">Descrizione del resto del documento</text:p>
            </text:list-item>
          </text:list>
        </text:list-item>
        <text:list-item>
          <text:p text:style-name="P43"><text:span text:style-name="Car._20_predefinito_20_paragrafo"><text:span text:style-name="T4">Descrizione</text:span></text:span><text:span text:style-name="Car._20_predefinito_20_paragrafo"><text:span text:style-name="T5"> </text:span></text:span><text:span text:style-name="Car._20_predefinito_20_paragrafo"><text:span text:style-name="T4">generale</text:span></text:span></text:p>
          <text:list>
            <text:list-item>
              <text:p text:style-name="P45">Attori del sistema</text:p>
              <text:list>
                <text:list-item>
                  <text:p text:style-name="P45">Portafoglio</text:p>
                </text:list-item>
                <text:list-item>
                  <text:p text:style-name="P45">Utenti</text:p>
                </text:list-item>
              </text:list>
            </text:list-item>
          </text:list>
        </text:list-item>
        <text:list-item>
          <text:p text:style-name="P43"><text:span text:style-name="Car._20_predefinito_20_paragrafo"><text:span text:style-name="T4">Requisiti</text:span></text:span><text:span text:style-name="Car._20_predefinito_20_paragrafo"><text:span text:style-name="T5"> </text:span></text:span><text:span text:style-name="Car._20_predefinito_20_paragrafo"><text:span text:style-name="T4">specifici</text:span></text:span></text:p>
          <text:list>
            <text:list-item>
              <text:p text:style-name="P45">Requisiti funzionali</text:p>
              <text:list>
                <text:list-item>
                  <text:p text:style-name="P45">Accedere con le proprie credenziali</text:p>
                </text:list-item>
                <text:list-item>
                  <text:p text:style-name="P45">Consentire agli utenti di monitorare le proprie transazione</text:p>
                </text:list-item>
                <text:list-item>
                  <text:p text:style-name="P45">Creare budget basandosi su economia dell'utente e notificarne il limite</text:p>
                </text:list-item>
                <text:list-item>
                  <text:p text:style-name="P45">Generazione di un report settimanale/mensile delle transazione</text:p>
                </text:list-item>
              </text:list>
            </text:list-item>
            <text:list-item>
              <text:p text:style-name="P45">Requisiti non funzionali</text:p>
              <text:list>
                <text:list-item>
                  <text:p text:style-name="P45">Requisiti di usabilità</text:p>
                </text:list-item>
                <text:list-item>
                  <text:p text:style-name="P45">Requisiti di efficienza</text:p>
                </text:list-item>
                <text:list-item>
                  <text:p text:style-name="P45">Requisiti di affidabilità</text:p>
                </text:list-item>
                <text:list-item>
                  <text:p text:style-name="P45">Requisiti di dominio</text:p>
                </text:list-item>
              </text:list>
            </text:list-item>
            <text:list-item>
              <text:p text:style-name="P45">Altri Requisiti</text:p>
            </text:list-item>
            <text:list-item>
              <text:p text:style-name="P45">Specifiche delle interfacce</text:p>
            </text:list-item>
          </text:list>
        </text:list-item>
      </text:list>
      <text:h text:style-name="P29" text:outline-level="3"/>
      <text:list xml:id="list28643174" text:continue-numbering="true" text:style-name="L1">
        <text:list-item>
          <text:list>
            <text:list-item>
              <text:p text:style-name="P45">Casi d’uso</text:p>
            </text:list-item>
          </text:list>
        </text:list-item>
      </text:list>
      <text:h text:style-name="P27" text:outline-level="1">1. Introduzione</text:h>
      <text:h text:style-name="P30" text:outline-level="3">1.1. Scopo del documento</text:h>
      <text:p text:style-name="P3">Lo scopo del documento è quello di fornire un'ampia visione della realizzazione del progetto in ogni sua fase, spiegando dettagliatamente di cosa si tratta; in particolare la finalità è di esplicare i requisiti necessari per la fase di implementazione.</text:p>
      <text:h text:style-name="P30" text:outline-level="3">1.2. Scopo del prodotto</text:h>
      <text:p text:style-name="P3">Lo scopo del prodotto è quello di fornire un programma software per semplificare all'utente la gestione delle transazione (e tenerne traccia)</text:p>
      <text:h text:style-name="P30" text:outline-level="3">1.3. Definizioni, acronimi e abbreviazioni</text:h>
      <text:list xml:id="list7974625712338533715" text:style-name="L2">
        <text:list-item>
          <text:p text:style-name="P46">Portafoglio: Registro digitale volto a tracciare e gestire le proprie transazione finanziarie. </text:p>
        </text:list-item>
        <text:list-item>
          <text:p text:style-name="P46">Transazione: Denaro speso per acquisti o pagamenti di vario genere.</text:p>
        </text:list-item>
        <text:list-item>
          <text:p text:style-name="P46">Credenziali: Informazioni dell'utente per autenticarsi ed accedere al sistema.</text:p>
        </text:list-item>
        <text:list-item>
          <text:p text:style-name="P46">Login: Procedura di accesso a un sistema informatico.</text:p>
        </text:list-item>
        <text:list-item>
          <text:p text:style-name="P46">Budget: Piano di spesa che stabilisce limiti e/o obiettivi finanziari per un periodo specifico.</text:p>
        </text:list-item>
        <text:list-item>
          <text:p text:style-name="P46">Report: Documento che presenta informazioni dettagliate sulle entrate ed uscite.</text:p>
        </text:list-item>
      </text:list>
      <text:h text:style-name="P31" text:outline-level="3"><text:span text:style-name="Car._20_predefinito_20_paragrafo"><text:span text:style-name="T7">1.4. Riferimenti</text:span></text:span></text:h>
      <text:p text:style-name="P5">Per la parte di implementazione si fa riferimento al “Documento tecnico del progetto”</text:p>
      <text:h text:style-name="P30" text:outline-level="3">1.5. Descrizione del resto del documento</text:h>
      <text:p text:style-name="P3">Nella prima parte del documento si espone la descrizione generale del sistema, raccogliendo i requisiti funzionali, in più nella prima parte si indicano i casi d’uso del sistema.</text:p>
      <text:p text:style-name="P3">Nell’ultima parte invece vengono forniti gli allegati, cioè dei documenti esterni al documento ma che servono per una migliore comprensibilità del documento.</text:p>
      <text:h text:style-name="P28" text:outline-level="1"><text:span text:style-name="Car._20_predefinito_20_paragrafo"><text:span text:style-name="T7">2. Descrizione generale</text:span></text:span></text:h>
      <text:h text:style-name="P30" text:outline-level="3">2.1. Descrizione del Portafoglio</text:h>
      <text:p text:style-name="P3">Un portafoglio è un registro digitale volto a tracciare e gestire le proprie transazione finanziarie.</text:p>
      <text:p text:style-name="P3">Il sistema “portafoglio” dovrà tenere traccia delle entrate e delle uscite dell'utente, affinchè quest'ultimo mantenga il controllo completo sul suo denaro.</text:p>
      <text:p text:style-name="P3">Per usufruire dei servizi del sistema, l'utente deve necessariamente accedere con le proprie credenziali all'interno dell'app: quest'ultime sono obbligatorie in quanto l'utente per avere accesso al proprio budget deve essere registrato regolarmente.</text:p>
      <text:p text:style-name="P3">Ogni movimento effettuato dall'utente dovrà essere salvato in un database, in modo tale che le informazioni non vengano perse, e recuperate all'occorrenza qualora l'utente decida di vedere la cronologia dei suoi movimenti.</text:p>
      <text:h text:style-name="P30" text:outline-level="3">2.2. Attori del sistema</text:h>
      <text:h text:style-name="P40" text:outline-level="4">2.2.1. Gestione portafoglio </text:h>
      <text:p text:style-name="P3">Il portafoglio è l'entità che dovrà gestire le operazioni dell'utente. Esso è diretto responsabile delle operazioni sopracitate, quindi dovrà occuparsi della registrazione, del tracciamento dei movimenti, della generazione del report.</text:p>
      <text:h text:style-name="P40" text:outline-level="4"/>
      <text:h text:style-name="P40" text:outline-level="4">2.2.2 Utente</text:h>
      <text:p text:style-name="P16"/>
      <text:p text:style-name="P17">L'utente è l'individuo che utilizza attivamente l'applicazione Portafoglio. Essi sono quindi interessati a monitorare le loro transazione e gestire i propri budget in totale libertà. Sono diretti responsabili delle loro credenziali di accesso </text:p>
      <text:p text:style-name="P17"/>
      <text:p text:style-name="P17"><text:span text:style-name="T3"><text:s text:c="5"/></text:span><text:span text:style-name="T6">2.2.3 Database</text:span></text:p>
      <text:p text:style-name="P18"/>
      <text:p text:style-name="P19">Un database è un insieme di informazioni (o dati) strutturate in genere archiviate elettronicamente in un sistema informatico.</text:p>
      <text:p text:style-name="P17"/>
      <text:p text:style-name="P21"><text:s text:c="5"/></text:p>
      <text:h text:style-name="P27" text:outline-level="1">3. Requisiti specifici</text:h>
      <text:p text:style-name="P3">In questo capitolo viene identificato chi dovrà usare il sistema, quali sono i loro obiettivi, vengono mostrati gli obiettivi del sistema e illustrati i casi d’uso che possono esserci nel sistema.</text:p>
      <text:h text:style-name="P30" text:outline-level="3">3.1. Requisiti funzionali</text:h>
      <text:h text:style-name="P40" text:outline-level="4">3.1.1. Accedere con le proprie credenziali</text:h>
      <text:p text:style-name="P3">Il sistema dovrà dare la possibilità di accedere al loro portafoglio tramite le loro credenziali. Se le credenziali sono sbagliate, il sistema darà un messaggio d'errore affinchè l'utente possa rimettere correttamente i suoi dati d'accesso.</text:p>
      <text:h text:style-name="P40" text:outline-level="4">3.1.2. Consentire agli utenti di monitorare le proprie transazioni<text:bookmark-start text:name="_Hlk125021320"/></text:h>
      <text:p text:style-name="P3"><text:bookmark-end text:name="_Hlk125021320"/>Il sistema dovrà permettere all'utente di poter monitorare liberamente, in qualsiasi orario ed in qualsiasi contesto le proprie transazione. Gli utenti dovranno essere in grado di registrare tutte le transazioni finanziarie. </text:p>
      <text:p text:style-name="P3">Il sistema inoltre dovrà fornire strumenti di visualizzazione che consentano agli utenti di avere una panoramica chiara delle loro abitudini di spesa.</text:p>
      <text:h text:style-name="P40" text:outline-level="4">3.1.3. <text:span text:style-name="T3">Creare budget basandosi su economia dell'utente e notificarne il limite</text:span></text:h>
      <text:p text:style-name="P6"><text:span text:style-name="T11">Il sistema </text:span><text:span text:style-name="T13">richiede che l'applicazione consenta agli utenti di creare budget personalizzati basati sulla loro situazione economica e di ricevere notifiche quando il limite di spesa di un determinato budget viene raggiunto o superato. Gli utenti devono essere in grado di definire i limiti di spesa per varie categorie finanziarie e l'applicazione dovrebbe quindi monitorare le transazioni e avvisare gli utenti quando si avvicinano al limite di spesa o lo superano, consentendo loro di gestire al meglio le loro finanze.</text:span></text:p>
      <text:h text:style-name="P40" text:outline-level="4">3.1.4. <text:span text:style-name="T3">Generazione di un report delle transazioni</text:span></text:h>
      <text:p text:style-name="P4"><text:span text:style-name="T16">Il sistema dovrà </text:span><text:span text:style-name="T14">generare automaticamente report delle transazione per gli utenti. Gli utenti devono essere in grado di accedere a questi report per visualizzare un riassunto dettagliato delle loro transazione durante il periodo specificato. Il report deve includere informazioni sul totale delle transazione per categoria, la data, il tipo di transazione, l'ammonto della transazione e la stampa della causale (in ingresso ed in uscita).</text:span></text:p>
      <text:h text:style-name="P32" text:outline-level="3">3.2. Requisiti non funzionali</text:h>
      <text:h text:style-name="P40" text:outline-level="4">3.2.1. Requisiti di usabilità</text:h>
      <text:p text:style-name="P3">Il prodotto dovrà essere di facile utilizzo per tutti gli utenti, esso sarà in grado di usare il prodotto a prescindere dalle sue conoscenze tecniche. Il prodotto, quindi, deve avere un’interfaccia grafica semplice e intuitiva.</text:p>
      <text:p text:style-name="P3">Un utente per usare il sistema deve possedere sul dispositivo su cui vuole utilizzare il sistema una JVM.</text:p>
      <text:h text:style-name="P40" text:outline-level="4">3.2.2. Requisiti di efficienza</text:h>
      <text:p text:style-name="P3">Il prodotto dovrà essere in grado di rispondere velocemente ad ogni comando dell’utilizzatore, in più il sistema dovrà cercare di offrire la massima efficienza rispetto alle caratteristiche hardware e software a disposizione dell’utente.</text:p>
      <text:h text:style-name="P40" text:outline-level="4">3.2.3. Requisiti di affidabilità</text:h>
      <text:p text:style-name="P3">Il DBMS deve essere in grado di ricaricare l’ultima versione utile della base di dati in caso di crash. Il sistema pertanto non deve consentire il verificarsi di errori critici, cioè di quelle tipologie di errori che comportano la perdita di dati, o perlomeno limitarne considerevolmente la probabilità.</text:p>
      <text:p text:style-name="P3">Deve essere garantito che le operazioni riguardanti il database vengano effettuate.</text:p>
      <text:p text:style-name="P3">Il sistema dovrà garantire che la contabilità sia a norma e non devono esserci errori o ambiguità all’interno di quest'ultima, l’utente non potrà cambiare i dati relativi alla contabilità.</text:p>
      <text:h text:style-name="P40" text:outline-level="4">3.2.5. Requisiti di dominio</text:h>
      <text:p text:style-name="P17">Devono essere implementati protocolli di crittografia per proteggere i dati durante l'archiviazione e la trasmissione. Accesso ai dati deve essere limitato solo al personale autorizzato. </text:p>
      <text:p text:style-name="P22"><text:span text:style-name="T11">Deve inoltre essere garantito</text:span><text:span text:style-name="T8"> che il sistema rispetti tutte le normative finanziarie e privacy pertinenti, come il GDPR o altre leggi locali sulla protezione dei dati personali e finanzia</text:span>ri. </text:p>
      <text:p text:style-name="P20"/>
      <text:p text:style-name="P16"/>
      <text:h text:style-name="P32" text:outline-level="3">3.3. Casi d’uso</text:h>
      <text:h text:style-name="P41" text:outline-level="4">3.3.1. Registrazione sull'applicazione</text:h>
      <text:p text:style-name="P12">Attori primari:</text:p>
      <text:p text:style-name="P8"><text:s/><text:tab/>Utente</text:p>
      <text:p text:style-name="P12">Interessi:</text:p>
      <text:list xml:id="list249009891437281517" text:style-name="L3">
        <text:list-item>
          <text:p text:style-name="P37">Utente: vuole registrarsi per usufruire dell'applicazione</text:p>
        </text:list-item>
      </text:list>
      <text:p text:style-name="P12">Precondizioni: </text:p>
      <text:p text:style-name="P8">Aver scaricato l'applicazione</text:p>
      <text:p text:style-name="P13"><text:span text:style-name="Car._20_predefinito_20_paragrafo"><text:span text:style-name="T9">Scenario principale:</text:span></text:span></text:p>
      <text:p text:style-name="P8">L'utente si registra per usare l'applicazione</text:p>
      <text:p text:style-name="P12">Scenario principale di successo: </text:p>
      <text:list xml:id="list7543841038446263401" text:style-name="L4">
        <text:list-item>
          <text:list>
            <text:list-item>
              <text:list>
                <text:list-item>
                  <text:p text:style-name="P33">L'utente apre l'applicazione</text:p>
                </text:list-item>
                <text:list-item>
                  <text:p text:style-name="P33">L'utente deve completare l'interfaccia con i propri dati</text:p>
                </text:list-item>
                <text:list-item>
                  <text:p text:style-name="P33">L'utente successivamente viene registrato nel database</text:p>
                </text:list-item>
              </text:list>
            </text:list-item>
          </text:list>
        </text:list-item>
      </text:list>
      <text:p text:style-name="P12">Scenari alternativi: </text:p>
      <text:p text:style-name="P8">Ci potrebbe essere un'errore </text:p>
      <text:p text:style-name="P23"><text:span text:style-name="Car._20_predefinito_20_paragrafo"><text:span text:style-name="T9">Frequenza:</text:span></text:span><text:span text:style-name="Car._20_predefinito_20_paragrafo"><text:span text:style-name="T11"> unitaria</text:span></text:span></text:p>
      <text:h text:style-name="P41" text:outline-level="4">3.3.2. Accesso tramite Login</text:h>
      <text:p text:style-name="P12">Attori primari:</text:p>
      <text:p text:style-name="P8"><text:s/><text:tab/>Utente</text:p>
      <text:p text:style-name="P12">Interessi:</text:p>
      <text:list xml:id="list28623217" text:continue-list="list249009891437281517" text:style-name="L3">
        <text:list-item>
          <text:p text:style-name="P37">Utente: vuole accedere alla piattaforma per usufruirne</text:p>
        </text:list-item>
      </text:list>
      <text:p text:style-name="P12">Precondizioni: </text:p>
      <text:p text:style-name="P8">Aver scaricato l'applicazione ed essersi registrato</text:p>
      <text:p text:style-name="P13"><text:span text:style-name="Car._20_predefinito_20_paragrafo"><text:span text:style-name="T9">Scenario principale:</text:span></text:span></text:p>
      <text:p text:style-name="P8">L'utente usufruisce dell'app</text:p>
      <text:p text:style-name="P12">Scenario principale di successo: </text:p>
      <text:list xml:id="list5172058064943521838" text:style-name="L5">
        <text:list-item>
          <text:list>
            <text:list-item>
              <text:list>
                <text:list-item>
                  <text:p text:style-name="P34">L'utente apre l'applicazione</text:p>
                </text:list-item>
                <text:list-item>
                  <text:p text:style-name="P34">L'utente deve completare l'interfaccia con i propri dati</text:p>
                </text:list-item>
                <text:list-item>
                  <text:p text:style-name="P34">L'utente ha accesso alle funzionalità dell'applicazione </text:p>
                </text:list-item>
              </text:list>
            </text:list-item>
          </text:list>
        </text:list-item>
      </text:list>
      <text:p text:style-name="P12">Scenari alternativi: </text:p>
      <text:p text:style-name="P8">Ci potrebbe essere un'errore nell'inserimento dei dati commesso dall'utente. Verrà visualizzato un messaggio d'errore che dirà di reinserire i dati in quanto i precedenti sono sbagliati.</text:p>
      <text:p text:style-name="P13"><text:span text:style-name="Car._20_predefinito_20_paragrafo"><text:span text:style-name="T9">Frequenza:</text:span></text:span><text:span text:style-name="Car._20_predefinito_20_paragrafo"><text:span text:style-name="T11"> unitaria</text:span></text:span></text:p>
      <text:h text:style-name="P41" text:outline-level="4">3.3.3. Vedere la contabilità dell'utente</text:h>
      <text:p text:style-name="P12">Attori primari:</text:p>
      <text:p text:style-name="P8"><text:s/><text:tab/>Utente</text:p>
      <text:p text:style-name="P12">Interessi:</text:p>
      <text:list xml:id="list28614489" text:continue-list="list28623217" text:style-name="L3">
        <text:list-item>
          <text:p text:style-name="P37">Utente: Vuole verificare la sua contabilità</text:p>
        </text:list-item>
      </text:list>
      <text:p text:style-name="P12">Precondizioni: </text:p>
      <text:p text:style-name="P8">Aver scaricato l'applicazione ed aver effettuato l'accesso</text:p>
      <text:p text:style-name="P13"><text:soft-page-break/><text:span text:style-name="Car._20_predefinito_20_paragrafo"><text:span text:style-name="T9">Scenario principale:</text:span></text:span></text:p>
      <text:p text:style-name="P8">L'utente ha accesso alla sua contabilità verificando entrate ed uscite</text:p>
      <text:p text:style-name="P12">Scenario principale di successo: </text:p>
      <text:list xml:id="list511221748842470418" text:style-name="L6">
        <text:list-header>
          <text:p text:style-name="P38">i. L'utente apre l'applicazione con il login già effettuato</text:p>
          <text:p text:style-name="P38">ii: L'utente ha a disposizione un'interfaccia in cui viene visualizzato il credito residuo, le entrate e le uscite</text:p>
        </text:list-header>
      </text:list>
      <text:p text:style-name="P12">Scenari alternativi: </text:p>
      <text:p text:style-name="P8">Qualora non si vedesse alcun budget, viene scritto il messaggio d'errore di riprovare ad accedere più tardi.</text:p>
      <text:p text:style-name="P13"><text:span text:style-name="Car._20_predefinito_20_paragrafo"><text:span text:style-name="T9">Frequenza:</text:span></text:span><text:span text:style-name="Car._20_predefinito_20_paragrafo"><text:span text:style-name="T11"> Alta</text:span></text:span></text:p>
      <text:h text:style-name="P41" text:outline-level="4">3.3.4. Creazione un budget </text:h>
      <text:p text:style-name="P12">Attori primari:</text:p>
      <text:p text:style-name="P8"><text:s/><text:tab/>Utente</text:p>
      <text:p text:style-name="P12">Interessi:</text:p>
      <text:list xml:id="list28636610" text:continue-list="list28614489" text:style-name="L3">
        <text:list-item>
          <text:p text:style-name="P37">Utente: Vuole creare un budget adatto alle sue esigenze.</text:p>
        </text:list-item>
      </text:list>
      <text:p text:style-name="P8"><text:span text:style-name="T17">Precondizioni: </text:span><text:span text:style-name="T18">Aver scaricato l'applicazione ed aver effettuato l'accesso.</text:span></text:p>
      <text:p text:style-name="P8"><text:span text:style-name="T15">È</text:span> necessario che la prima transazione dell'utente sia in ingresso.</text:p>
      <text:p text:style-name="P13"><text:span text:style-name="Car._20_predefinito_20_paragrafo"><text:span text:style-name="T9">Scenario principale:</text:span></text:span></text:p>
      <text:p text:style-name="P8">L'utente ha creato il proprio budget</text:p>
      <text:p text:style-name="P12">Scenario principale di successo: </text:p>
      <text:list xml:id="list7472373653746906967" text:style-name="L7">
        <text:list-header>
          <text:p text:style-name="P35">i. L'utente apre l'applicazione con il login già effettuato</text:p>
          <text:p text:style-name="P35">ii. L'utente clicca nella sezione “Aggiungi accredito”</text:p>
          <text:p text:style-name="P35">iii. L'utente attraverso l'interfaccia congrua può creare il suo budget</text:p>
        </text:list-header>
      </text:list>
      <text:p text:style-name="P12">Scenari alternativi: </text:p>
      <text:p text:style-name="P8">Se vi è un'errore nella creazione il sistema fa vedere un messaggio di riprovare più tardi</text:p>
      <text:p text:style-name="P13"><text:span text:style-name="Car._20_predefinito_20_paragrafo"><text:span text:style-name="T9">Frequenza:</text:span></text:span><text:span text:style-name="Car._20_predefinito_20_paragrafo"><text:span text:style-name="T11"> Media</text:span></text:span></text:p>
      <text:h text:style-name="P41" text:outline-level="4">3.3.5. Aggiunta di una spesa</text:h>
      <text:p text:style-name="P12">Attori primari:</text:p>
      <text:p text:style-name="P8"><text:s/><text:tab/>Utente</text:p>
      <text:p text:style-name="P12">Interessi:</text:p>
      <text:list xml:id="list28638617" text:continue-list="list28636610" text:style-name="L3">
        <text:list-item>
          <text:p text:style-name="P37">Utente: Vuole aggiungere una spesa effettuata</text:p>
        </text:list-item>
      </text:list>
      <text:p text:style-name="P12">Precondizioni: </text:p>
      <text:p text:style-name="P8">L'utente deve aver scaricato l'applicazione ed effettuato l'accesso.</text:p>
      <text:p text:style-name="P13"><text:span text:style-name="Car._20_predefinito_20_paragrafo"><text:span text:style-name="T9">Scenario principale:</text:span></text:span></text:p>
      <text:p text:style-name="P8">L'utente ha tracciato la propria spesa<text:tab/></text:p>
      <text:p text:style-name="P12">Scenario principale di successo: </text:p>
      <text:list xml:id="list5476398585549060470" text:style-name="L8">
        <text:list-item>
          <text:list>
            <text:list-item>
              <text:list>
                <text:list-item>
                  <text:p text:style-name="P36">L'utente apre l'applicazione con il login già effettuato</text:p>
                </text:list-item>
                <text:list-item>
                  <text:p text:style-name="P36">L'utente clicca nella sezione “aggiunta spese”</text:p>
                </text:list-item>
                <text:list-item>
                  <text:p text:style-name="P36"><text:span text:style-name="Car._20_predefinito_20_paragrafo">L'utente attraverso l'interfaccia congrua può tenere traccia delle spese attraverso la stampa delle transazioni.</text:span></text:p>
                </text:list-item>
              </text:list>
            </text:list-item>
          </text:list>
        </text:list-item>
      </text:list>
      <text:p text:style-name="P12">Scenari alternativi: </text:p>
      <text:p text:style-name="P8">Se non ci sono spese, verranno stampati solo gli accrediti.</text:p>
      <text:p text:style-name="P13"><text:span text:style-name="Car._20_predefinito_20_paragrafo"><text:span text:style-name="T9">Frequenza:</text:span></text:span><text:span text:style-name="Car._20_predefinito_20_paragrafo"><text:span text:style-name="T11"> media</text:span></text:span></text:p>
      <text:h text:style-name="P41" text:outline-level="4"><text:soft-page-break/>3.3.6. Stampa Transazioni</text:h>
      <text:p text:style-name="P12">Attori primari:</text:p>
      <text:p text:style-name="P8"><text:s/><text:tab/>Utente</text:p>
      <text:p text:style-name="P12">Interessi:</text:p>
      <text:list xml:id="list28635797" text:continue-list="list28638617" text:style-name="L3">
        <text:list-item>
          <text:p text:style-name="P37">Utente: Vuole stampare le proprie transazioni</text:p>
        </text:list-item>
      </text:list>
      <text:p text:style-name="P12">Precondizioni: </text:p>
      <text:p text:style-name="P8">L'utente deve aver scaricato l'applicazione ed effettuato l'accesso.</text:p>
      <text:p text:style-name="P13"><text:span text:style-name="Car._20_predefinito_20_paragrafo"><text:span text:style-name="T9">Scenario principale:</text:span></text:span><text:span text:style-name="Car._20_predefinito_20_paragrafo"><text:span text:style-name="T10"> </text:span></text:span></text:p>
      <text:p text:style-name="P8">L'utente vede le proprie transazioni</text:p>
      <text:p text:style-name="P12">Scenario principale di successo: </text:p>
      <text:list xml:id="list2911647267526473254" text:style-name="L9">
        <text:list-header>
          <text:p text:style-name="P39">i. L'utente apre l'applicazione con il login già effettuato</text:p>
          <text:p text:style-name="P39">ii. L'utente clicca nella sezione “Stampa transazioni”</text:p>
          <text:p text:style-name="P39">iii. L'utente attraverso l'interfaccia congrua può verificare le sue transazioni</text:p>
        </text:list-header>
      </text:list>
      <text:p text:style-name="P12">Scenari alternativi: </text:p>
      <text:p text:style-name="P8">L'utente non ha effettuato alcuna transizione, di conseguenza non viene mostrato niente</text:p>
      <text:p text:style-name="P13"><text:span text:style-name="Car._20_predefinito_20_paragrafo"><text:span text:style-name="T9">Frequenza: </text:span></text:span><text:span text:style-name="Car._20_predefinito_20_paragrafo"><text:span text:style-name="T12">medio-alta</text:span></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margin-top="0.212cm" fo:margin-bottom="0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r._20_predefinito_20_paragrafo" style:display-name="Car. predefinito paragrafo" style:family="text"/>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MT1" style:family="text">
      <style:text-properties fo:color="#333333" fo:font-style="italic" style:font-style-asian="italic" style:font-style-complex="italic"/>
    </style:style>
    <style:style style:name="MT2"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draw:frame draw:style-name="Mfr1" draw:name="immagini1" text:anchor-type="paragraph" svg:x="-0.004cm" svg:y="0.026cm" svg:width="6.191cm" svg:height="2.175cm" draw:z-index="8"><draw:image xlink:href="Pictures/10000000000001C9000000AEF2EE6717.png" xlink:type="simple" xlink:show="embed" xlink:actuate="onLoad"/></draw:frame><text:tab/><text:tab/><text:span text:style-name="Car._20_predefinito_20_paragrafo"><text:span text:style-name="MT1">Corso di programmazione a oggetti</text:span></text:span></text:p>
        <text:p text:style-name="MP2"><text:tab/><text:tab/> e ingegneria del software</text:p>
      </style:header>
      <style:footer>
        <text:p text:style-name="Footer"><text:span text:style-name="Car._20_predefinito_20_paragrafo"><text:span text:style-name="MT2">a/a 2023/2024</text:span></text:span><text:tab/><text:span text:style-name="Car._20_predefinito_20_paragrafo"><text:span text:style-name="MT2">Documento di progettazione del gruppo AC23</text:span></text:span><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andro Prevosti</meta:initial-creator>
    <meta:creation-date>2024-04-23T15:23:16.03</meta:creation-date>
    <dc:date>2024-06-25T08:37:01.19</dc:date>
    <dc:creator>Alessandro Prevosti</dc:creator>
    <meta:editing-duration>PT5H13M13S</meta:editing-duration>
    <meta:editing-cycles>17</meta:editing-cycles>
    <meta:generator>OpenOffice/4.1.13$Win32 OpenOffice.org_project/4113m1$Build-9810</meta:generator>
    <meta:document-statistic meta:table-count="0" meta:image-count="1" meta:object-count="0" meta:page-count="9" meta:paragraph-count="192" meta:word-count="1609" meta:character-count="11437"/>
  </office:meta>
</office:document-meta>
</file>